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14625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14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4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5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1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8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8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18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8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8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18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18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18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190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191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192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19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9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9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96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9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9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9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0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20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20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203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204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05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06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07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08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09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10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11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12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1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14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15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16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17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18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19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20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21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22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23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24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25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26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27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28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29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cfb3f" officeooo:paragraph-rsid="015cfb3f" style:font-weight-asian="normal" style:font-weight-complex="normal"/>
    </style:style>
    <style:style style:name="P2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eb824" officeooo:paragraph-rsid="015eb824" style:font-weight-asian="normal" style:font-weight-complex="normal"/>
    </style:style>
    <style:style style:name="P2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14293" officeooo:paragraph-rsid="01614293" style:font-weight-asian="normal" style:font-weight-complex="normal"/>
    </style:style>
    <style:style style:name="P23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66ae" officeooo:paragraph-rsid="016266ae" style:font-weight-asian="normal" style:font-weight-complex="normal"/>
    </style:style>
    <style:style style:name="P2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23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3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37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38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3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40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241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2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24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28f37" officeooo:paragraph-rsid="01528f37" style:font-weight-asian="normal" style:font-weight-complex="normal"/>
    </style:style>
    <style:style style:name="P24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2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2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e397" officeooo:paragraph-rsid="0157e397" style:font-weight-asian="normal" style:font-weight-complex="normal"/>
    </style:style>
    <style:style style:name="P2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4b6f" officeooo:paragraph-rsid="015b4b6f" style:font-weight-asian="normal" style:font-weight-complex="normal"/>
    </style:style>
    <style:style style:name="P2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24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2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285c" officeooo:paragraph-rsid="015c285c" style:font-weight-asian="normal" style:font-weight-complex="normal"/>
    </style:style>
    <style:style style:name="P2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25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fo:font-weight="normal" officeooo:rsid="00f889ce" style:font-weight-asian="normal" style:font-weight-complex="normal"/>
    </style:style>
    <style:style style:name="T20" style:family="text">
      <style:text-properties fo:font-weight="normal" officeooo:rsid="00f9733d" style:font-weight-asian="normal" style:font-weight-complex="normal"/>
    </style:style>
    <style:style style:name="T21" style:family="text">
      <style:text-properties fo:font-weight="normal" officeooo:rsid="00fa27b2" style:font-weight-asian="normal" style:font-weight-complex="normal"/>
    </style:style>
    <style:style style:name="T22" style:family="text">
      <style:text-properties fo:font-weight="normal" officeooo:rsid="00fd2aef" style:font-weight-asian="normal" style:font-weight-complex="normal"/>
    </style:style>
    <style:style style:name="T23" style:family="text">
      <style:text-properties fo:font-weight="normal" officeooo:rsid="010386a0" style:font-weight-asian="normal" style:font-weight-complex="normal"/>
    </style:style>
    <style:style style:name="T24" style:family="text">
      <style:text-properties fo:font-weight="normal" officeooo:rsid="01054935" style:font-weight-asian="normal" style:font-weight-complex="normal"/>
    </style:style>
    <style:style style:name="T25" style:family="text">
      <style:text-properties fo:font-weight="normal" officeooo:rsid="01061e1d" style:font-weight-asian="normal" style:font-weight-complex="normal"/>
    </style:style>
    <style:style style:name="T26" style:family="text">
      <style:text-properties officeooo:rsid="001c3105"/>
    </style:style>
    <style:style style:name="T27" style:family="text">
      <style:text-properties officeooo:rsid="0025fa2d"/>
    </style:style>
    <style:style style:name="T28" style:family="text">
      <style:text-properties officeooo:rsid="002e1d9f"/>
    </style:style>
    <style:style style:name="T29" style:family="text">
      <style:text-properties officeooo:rsid="002fc8be"/>
    </style:style>
    <style:style style:name="T30" style:family="text">
      <style:text-properties officeooo:rsid="00346d4f"/>
    </style:style>
    <style:style style:name="T31" style:family="text">
      <style:text-properties officeooo:rsid="0036d569"/>
    </style:style>
    <style:style style:name="T32" style:family="text">
      <style:text-properties officeooo:rsid="003ac7e0"/>
    </style:style>
    <style:style style:name="T33" style:family="text">
      <style:text-properties officeooo:rsid="003fb510"/>
    </style:style>
    <style:style style:name="T34" style:family="text">
      <style:text-properties officeooo:rsid="0044d45d"/>
    </style:style>
    <style:style style:name="T35" style:family="text">
      <style:text-properties officeooo:rsid="004c0d3b"/>
    </style:style>
    <style:style style:name="T36" style:family="text">
      <style:text-properties officeooo:rsid="004dd764"/>
    </style:style>
    <style:style style:name="T37" style:family="text">
      <style:text-properties officeooo:rsid="004fa7d7"/>
    </style:style>
    <style:style style:name="T38" style:family="text">
      <style:text-properties officeooo:rsid="0058d5df"/>
    </style:style>
    <style:style style:name="T39" style:family="text">
      <style:text-properties officeooo:rsid="005db31a"/>
    </style:style>
    <style:style style:name="T40" style:family="text">
      <style:text-properties officeooo:rsid="005f1ec0"/>
    </style:style>
    <style:style style:name="T41" style:family="text">
      <style:text-properties officeooo:rsid="006276e0"/>
    </style:style>
    <style:style style:name="T42" style:family="text">
      <style:text-properties officeooo:rsid="0070fb25"/>
    </style:style>
    <style:style style:name="T43" style:family="text">
      <style:text-properties officeooo:rsid="0072bb3b"/>
    </style:style>
    <style:style style:name="T44" style:family="text">
      <style:text-properties officeooo:rsid="00775dd5"/>
    </style:style>
    <style:style style:name="T45" style:family="text">
      <style:text-properties officeooo:rsid="0078c9fe"/>
    </style:style>
    <style:style style:name="T46" style:family="text">
      <style:text-properties officeooo:rsid="007b1eed"/>
    </style:style>
    <style:style style:name="T47" style:family="text">
      <style:text-properties officeooo:rsid="007eb9e6"/>
    </style:style>
    <style:style style:name="T48" style:family="text">
      <style:text-properties officeooo:rsid="008318fa"/>
    </style:style>
    <style:style style:name="T49" style:family="text">
      <style:text-properties officeooo:rsid="0084e610"/>
    </style:style>
    <style:style style:name="T50" style:family="text">
      <style:text-properties officeooo:rsid="0086909e"/>
    </style:style>
    <style:style style:name="T51" style:family="text">
      <style:text-properties officeooo:rsid="008f9236"/>
    </style:style>
    <style:style style:name="T52" style:family="text">
      <style:text-properties officeooo:rsid="00921312"/>
    </style:style>
    <style:style style:name="T53" style:family="text">
      <style:text-properties officeooo:rsid="00959dba"/>
    </style:style>
    <style:style style:name="T54" style:family="text">
      <style:text-properties officeooo:rsid="009a556c"/>
    </style:style>
    <style:style style:name="T55" style:family="text">
      <style:text-properties officeooo:rsid="009de9b4"/>
    </style:style>
    <style:style style:name="T56" style:family="text">
      <style:text-properties officeooo:rsid="00a7e4fb"/>
    </style:style>
    <style:style style:name="T57" style:family="text">
      <style:text-properties officeooo:rsid="00aa5d9d"/>
    </style:style>
    <style:style style:name="T58" style:family="text">
      <style:text-properties officeooo:rsid="00b662a7"/>
    </style:style>
    <style:style style:name="T59" style:family="text">
      <style:text-properties officeooo:rsid="00b948fd"/>
    </style:style>
    <style:style style:name="T60" style:family="text">
      <style:text-properties officeooo:rsid="00bb85bf"/>
    </style:style>
    <style:style style:name="T61" style:family="text">
      <style:text-properties officeooo:rsid="00c1560f"/>
    </style:style>
    <style:style style:name="T62" style:family="text">
      <style:text-properties officeooo:rsid="00cb851e"/>
    </style:style>
    <style:style style:name="T63" style:family="text">
      <style:text-properties officeooo:rsid="00d18e4a"/>
    </style:style>
    <style:style style:name="T64" style:family="text">
      <style:text-properties officeooo:rsid="00d1d4a3"/>
    </style:style>
    <style:style style:name="T65" style:family="text">
      <style:text-properties officeooo:rsid="00d9c7ff"/>
    </style:style>
    <style:style style:name="T66" style:family="text">
      <style:text-properties officeooo:rsid="00db0ec9"/>
    </style:style>
    <style:style style:name="T67" style:family="text">
      <style:text-properties officeooo:rsid="00e2b8f5"/>
    </style:style>
    <style:style style:name="T68" style:family="text">
      <style:text-properties officeooo:rsid="00e321a9"/>
    </style:style>
    <style:style style:name="T69" style:family="text">
      <style:text-properties officeooo:rsid="00e33d94"/>
    </style:style>
    <style:style style:name="T70" style:family="text">
      <style:text-properties officeooo:rsid="00ed87fb"/>
    </style:style>
    <style:style style:name="T71" style:family="text">
      <style:text-properties officeooo:rsid="00f0d79f"/>
    </style:style>
    <style:style style:name="T72" style:family="text">
      <style:text-properties officeooo:rsid="00f29701"/>
    </style:style>
    <style:style style:name="T73" style:family="text">
      <style:text-properties officeooo:rsid="01090daa"/>
    </style:style>
    <style:style style:name="T74" style:family="text">
      <style:text-properties officeooo:rsid="0109d1e9"/>
    </style:style>
    <style:style style:name="T75" style:family="text">
      <style:text-properties officeooo:rsid="010b6cc2"/>
    </style:style>
    <style:style style:name="T76" style:family="text">
      <style:text-properties officeooo:rsid="010ee5f0"/>
    </style:style>
    <style:style style:name="T77" style:family="text">
      <style:text-properties officeooo:rsid="010fca3c"/>
    </style:style>
    <style:style style:name="T78" style:family="text">
      <style:text-properties officeooo:rsid="0117bcda"/>
    </style:style>
    <style:style style:name="T79" style:family="text">
      <style:text-properties officeooo:rsid="011ca303"/>
    </style:style>
    <style:style style:name="T80" style:family="text">
      <style:text-properties officeooo:rsid="011df235"/>
    </style:style>
    <style:style style:name="T81" style:family="text">
      <style:text-properties officeooo:rsid="012a287a"/>
    </style:style>
    <style:style style:name="T82" style:family="text">
      <style:text-properties officeooo:rsid="012def5d"/>
    </style:style>
    <style:style style:name="T83" style:family="text">
      <style:text-properties officeooo:rsid="012fa834"/>
    </style:style>
    <style:style style:name="T84" style:family="text">
      <style:text-properties officeooo:rsid="0135b7a8"/>
    </style:style>
    <style:style style:name="T85" style:family="text">
      <style:text-properties officeooo:rsid="0138bc3b"/>
    </style:style>
    <style:style style:name="T86" style:family="text">
      <style:text-properties officeooo:rsid="0140085b"/>
    </style:style>
    <style:style style:name="T87" style:family="text">
      <style:text-properties officeooo:rsid="01430544"/>
    </style:style>
    <style:style style:name="T88" style:family="text">
      <style:text-properties officeooo:rsid="0146eb8a"/>
    </style:style>
    <style:style style:name="T89" style:family="text">
      <style:text-properties officeooo:rsid="01489874"/>
    </style:style>
    <style:style style:name="T90" style:family="text">
      <style:text-properties officeooo:rsid="0149fd1e"/>
    </style:style>
    <style:style style:name="T91" style:family="text">
      <style:text-properties officeooo:rsid="014e8879"/>
    </style:style>
    <style:style style:name="T92" style:family="text">
      <style:text-properties officeooo:rsid="01599dae"/>
    </style:style>
    <style:style style:name="T93" style:family="text">
      <style:text-properties officeooo:rsid="015cfb3f"/>
    </style:style>
    <style:style style:name="T94" style:family="text">
      <style:text-properties officeooo:rsid="015eb8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7">Экзамен в конце третьего семестра.</text:p>
      <text:p text:style-name="P17">В конце второго семестра зачет</text:p>
      <text:p text:style-name="P17"/>
      <text:p text:style-name="P17">3 — 4 домашних работы, по каждой работе отчет <text:span text:style-name="T1">+ контрольные вопросы, требующие письменные ответы</text:span></text:p>
      <text:p text:style-name="P17"/>
      <text:p text:style-name="P18">Работа над контрольными вопросами преследует практическую цель получить автомат на экзамене.</text:p>
      <text:p text:style-name="P18"/>
      <text:p text:style-name="P19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0"/>
      <text:p text:style-name="P20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20"/>
      <text:p text:style-name="P21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1"/>
      <text:p text:style-name="P3">Лекция 1</text:p>
      <text:p text:style-name="P22"><text:s/></text:p>
      <text:p text:style-name="P23">Темы семестра:</text:p>
      <text:list xml:id="list8119211237459322775" text:style-name="L1">
        <text:list-item>
          <text:p text:style-name="P185">Этимологический анализ архитектуры АСОИУ</text:p>
        </text:list-item>
        <text:list-item>
          <text:p text:style-name="P235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236"><text:span text:style-name="T11">Т</text:span><text:span text:style-name="T10">енденции автоматизации</text:span></text:p>
        </text:list-item>
        <text:list-item>
          <text:p text:style-name="P186">Базовая функционально — структурная модель архитектуры АСОИУ</text:p>
        </text:list-item>
        <text:list-item>
          <text:p text:style-name="P187">Базовая модель поведения пользователя в архитектуре АСОИУ</text:p>
        </text:list-item>
      </text:list>
      <text:p text:style-name="P19"/>
      <text:p text:style-name="P19"/>
      <text:p text:style-name="P19"/>
      <text:p text:style-name="P19"/>
      <text:p text:style-name="P2">Архитектура автоматизированных систем обработки информации и управления</text:p>
      <text:p text:style-name="P2"/>
      <text:p text:style-name="P25">Существуют эзотерические и экзотерические знания.</text:p>
      <text:p text:style-name="P25">Эзотерические — доступные посвященным, избранным, профессионалам.</text:p>
      <text:p text:style-name="P25">Экзотерические знания — общедоступные знания.</text:p>
      <text:p text:style-name="P25"/>
      <text:p text:style-name="P25">Система — главный термин этого термина — <text:span text:style-name="T26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6">составных элементов, обеспечивающих целому системное свойство, которым не обладает ни один из элементов по отдельности.</text:span></text:p>
      <text:p text:style-name="P25"/>
      <text:p text:style-name="P26">Действительность — все то, что доступно разуму человека и воздействует или может воздействовать на его органы чувств.</text:p>
      <text:p text:style-name="P26"/>
      <text:p text:style-name="P27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7"/>
      <text:p text:style-name="P28">Цель — это будущий результат </text:p>
      <text:p text:style-name="P28"/>
      <text:p text:style-name="P29">Элемент — составная част<text:span text:style-name="T27">ь </text:span>системы, которая <text:span text:style-name="T27">подразумевается</text:span> или рассматривается как единое целое</text:p>
      <text:p text:style-name="P29"/>
      <text:p text:style-name="P30">Свойство — индикатор или признак отличающий одно от другого.</text:p>
      <text:p text:style-name="P30"/>
      <text:p text:style-name="P30"/>
      <text:p text:style-name="P31">Из данного определения вытекают следующие свойства:</text:p>
      <text:list xml:id="list8223931228207630210" text:style-name="L2">
        <text:list-item>
          <text:p text:style-name="P188">Любая система персонифицирована (имеет автора в лице конкретного человека либо коллектива)</text:p>
        </text:list-item>
        <text:list-item>
          <text:p text:style-name="P188">Система целесообразна (перед любой системой стоит цель или множество целей)</text:p>
        </text:list-item>
        <text:list-item>
          <text:p text:style-name="P188">Любая система имеет четкие границы</text:p>
        </text:list-item>
        <text:list-item>
          <text:p text:style-name="P189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190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191">Система является составной частью действительности из которой она выделена <text:span text:style-name="T28">(составные части системы, как физические тела взаимодействуют)</text:span></text:p>
        </text:list-item>
        <text:list-item>
          <text:p text:style-name="P192">Часть действительности, которая воздействует на систему называется окружающей средой</text:p>
        </text:list-item>
        <text:list-item>
          <text:p text:style-name="P192">В свою очередь система воздействует на окружающую среду</text:p>
        </text:list-item>
        <text:list-item>
          <text:p text:style-name="P192">Интенсивность воздействия окружающей среды на систему обратно пропорционально <text:s/>расстоянию</text:p>
        </text:list-item>
      </text:list>
      <text:p text:style-name="P32"/>
      <text:p text:style-name="P143">рисунок 1</text:p>
      <text:p text:style-name="P32"/>
      <text:p text:style-name="P33">Распространенным является понятие объект</text:p>
      <text:p text:style-name="P33">Объект — система, которая контекстно (т. е. При рассмотрении того или иного объекта) считается неделимым целым.</text:p>
      <text:p text:style-name="P33">Имеет место два случая: когда детализация объекта неважна, или когда внутреннее устройство системы нам не известна.</text:p>
      <text:p text:style-name="P33"/>
      <text:p text:style-name="P34">Объект, внутреннее устройство которого не известно, называется черным ящиком </text:p>
      <text:p text:style-name="P144">рисунок 2</text:p>
      <text:p text:style-name="P34"/>
      <text:p text:style-name="P34">Представление черного ящика является моделью окружающей действительности.</text:p>
      <text:p text:style-name="P34"/>
      <text:p text:style-name="P34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9">(вербальных, формальных, физических и их возможных комбинаций)</text:span>.</text:p>
      <text:p text:style-name="P34"/>
      <text:p text:style-name="P34"/>
      <text:p text:style-name="P4"><text:soft-page-break/>Лекция 2</text:p>
      <text:p text:style-name="P152">Вербальные выразительные свойства — язык двух модальностей: речь и текст. </text:p>
      <text:p text:style-name="P153">Значительно многообразнее формальные выразительные средства. К ним относятся схемы, графики, картины, <text:span text:style-name="T30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54">Физические выразительные средства — упрощенные и уменьшенные копии реальных объектов, <text:span text:style-name="T31">соответствующие критериям подобия, которое гарантирует идентичность процессов в уменьшенной копии и реальном объекте. </text:span></text:p>
      <text:p text:style-name="P154"/>
      <text:p text:style-name="P154"/>
      <text:p text:style-name="P155">Критерий подобия — критерий Рейндолье.</text:p>
      <text:p text:style-name="P155"/>
      <text:p text:style-name="P156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2">физические (также известны как моторные) модели, видео модели, аудио модели, мультимедийные модели.</text:span></text:p>
      <text:p text:style-name="P156"/>
      <text:p text:style-name="P157"><text:span text:style-name="T3">Моделирование</text:span> — разработка и применение моделей для изучени<text:span text:style-name="T33">я и</text:span> понимания окружающей <text:span text:style-name="T33">действительности.</text:span></text:p>
      <text:p text:style-name="P157"/>
      <text:p text:style-name="P158"><text:span text:style-name="T3">Реальная действительность</text:span> — все то, что действует на органы чувств человека.</text:p>
      <text:p text:style-name="P159"><text:span text:style-name="T3">Виртуальная действительность</text:span> — все то, что искусственно создано и дополняет окружение человека.</text:p>
      <text:p text:style-name="P159"/>
      <text:p text:style-name="P169">Системы бывают разные</text:p>
      <text:p text:style-name="P159"><text:span text:style-name="T34">по способности к целеполаганию: </text:span><text:span text:style-name="T6">целенаправленные системы</text:span><text:span text:style-name="T34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4"> (система, способная достигать сформулированных самостоятельно целей), </text:span><text:span text:style-name="T6">человеко — машинные системы</text:span><text:span text:style-name="T34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4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59"/>
      <text:p text:style-name="P160">Помимо всего система может быть автоматизированна.</text:p>
      <text:p text:style-name="P160"><text:span text:style-name="T3">Автоматизация</text:span> — это разработка средств вычислительной техники <text:span text:style-name="T35">и внедрение его в трудовую деятельность человека для усиления его интеллекта.</text:span></text:p>
      <text:p text:style-name="P161"><text:span text:style-name="T3">Интеллект</text:span> — <text:span text:style-name="T36">величина, характеризующая количественную способность разума.</text:span></text:p>
      <text:p text:style-name="P161"/>
      <text:p text:style-name="P162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62"><text:span text:style-name="T5">Механизация</text:span><text:span text:style-name="T37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62"/>
      <text:p text:style-name="P163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184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64"/>
      <text:p text:style-name="P165"><text:span text:style-name="T3">Структурная схема</text:span> — упорядоченное множество <text:span text:style-name="T38">конструктивный</text:span> элементов и физических связей между ними.</text:p>
      <text:p text:style-name="P166"><text:span text:style-name="T3">Функциональные схемы</text:span> — упорядоченные множества реализуемых в системе функций и их логических связей.</text:p>
      <text:p text:style-name="P166"/>
      <text:p text:style-name="P167">Структурные и функциональные связи представляются в виде прямоугольников, соедин<text:span text:style-name="T41">енн</text:span>ых горизонтальными или вертикальными тонкими линиями, стрелками <text:span text:style-name="T39">(</text:span>однонаправленными или двунаправленными). <text:span text:style-name="T40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67"/>
      <text:p text:style-name="P168"><text:span text:style-name="T3">Управление</text:span> — перевод объекта их текущего состояния в требуемое.</text:p>
      <text:p text:style-name="P168"/>
      <text:p text:style-name="P178">Система управления<text:span text:style-name="T10"> — замкнутая система, состоящая из объекта управления и кон</text:span><text:span text:style-name="T12">тур</text:span><text:span text:style-name="T10">а обратной связи.</text:span></text:p>
      <text:p text:style-name="P170"><text:s/></text:p>
      <text:p text:style-name="P171"/>
      <text:p text:style-name="P171"/>
      <text:p text:style-name="P178"/>
      <text:p text:style-name="P183"><text:span text:style-name="T12">р</text:span><text:span text:style-name="T10">исунок 3</text:span></text:p>
      <text:p text:style-name="P171"/>
      <text:p text:style-name="P171"/>
      <text:p text:style-name="P171"/>
      <text:p text:style-name="P171"/>
      <text:p text:style-name="P178"/>
      <text:p text:style-name="P171"/>
      <text:p text:style-name="P171"/>
      <text:p text:style-name="P172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172">Если при управлении входной вектор меняется в обоих направлениях — тот этот контур отрицательный.</text:p>
      <text:p text:style-name="P172"/>
      <text:p text:style-name="P179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8002247590492618009" text:style-name="L3">
        <text:list-item>
          <text:p text:style-name="P237"><text:span text:style-name="T10">С</text:span><text:span text:style-name="T13"> </text:span><text:span text:style-name="T10">помощью автоматов — система автоматического управления (</text:span><text:span text:style-name="T42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37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43">РСУ</text:span><text:span text:style-name="T17">)</text:span></text:p>
        </text:list-item>
        <text:list-item>
          <text:p text:style-name="P238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173"/>
      <text:p text:style-name="P180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174"/>
      <text:p text:style-name="P174"/>
      <text:p text:style-name="P174"/>
      <text:p text:style-name="P174"/>
      <text:p text:style-name="P181"><text:span text:style-name="T18">М</text:span><text:span text:style-name="T10">ожет ли быть система управления разомкнутой</text:span></text:p>
      <text:p text:style-name="P175"/>
      <text:p text:style-name="P175"/>
      <text:p text:style-name="P182">Лекция 4</text:p>
      <text:p text:style-name="P176">Социально-технологические объекты — большинство промышленных предприятий.</text:p>
      <text:p text:style-name="P176">Социально-организационные объекты — мин<text:span text:style-name="T49">и</text:span>стерства, ведомства, и другие организации.</text:p>
      <text:p text:style-name="P177">Рис 4</text:p>
      <text:p text:style-name="P177"/>
      <text:p text:style-name="P176">Обладают рядом особенностей:</text:p>
      <text:list xml:id="list7269367173597670375" text:style-name="L4">
        <text:list-item>
          <text:p text:style-name="P193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4">решая одни и те же задачи для разных исходных данных)</text:span></text:p>
        </text:list-item>
        <text:list-item>
          <text:p text:style-name="P194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5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95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6">в том числе и мультимедийной, в реальном режиме времени.</text:span></text:p>
        </text:list-item>
        <text:list-item>
          <text:p text:style-name="P196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97">Возникает <text:span text:style-name="T47">аддитивная</text:span> необходимость создавать и поддерживать с последующим совершенствованием <text:span text:style-name="T47">привлекательный</text:span> имидж объекта <text:span text:style-name="T47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98">Способность удовлетворять информационные потребности населения в широком смысле этого слова, <text:span text:style-name="T48">исключая непосредственный контакт с чиновниками.</text:span></text:p>
        </text:list-item>
      </text:list>
      <text:p text:style-name="P35">Перечисленные особенности характерны системам двух выделенных видов.</text:p>
      <text:p text:style-name="P35"/>
      <text:p text:style-name="P35"/>
      <text:p text:style-name="P36"><text:span text:style-name="T3">Классы пользователей </text:span>автоматизированных систем </text:p>
      <text:list xml:id="list6202074631830391100" text:style-name="L5">
        <text:list-item>
          <text:p text:style-name="P199"><text:span text:style-name="T3">Лица принимающие решения (ЛПР)</text:span> — первое лицо в организации или на предприятии, директор, генеральный д<text:span text:style-name="T50">ирр</text:span>ектор</text:p>
        </text:list-item>
        <text:list-item>
          <text:p text:style-name="P199"><text:span text:style-name="T3">Лица готовящие решение (ЛГР)</text:span> — аппарат первого лица</text:p>
        </text:list-item>
        <text:list-item>
          <text:p text:style-name="P200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201"><text:span text:style-name="T3">Лица реализующие сценарий (ЛРС)</text:span> </text:p>
        </text:list-item>
        <text:list-item>
          <text:p text:style-name="P201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202"><text:span text:style-name="T3">Лица исполняющие решение (ЛИР)</text:span> — принятое решение необходимо реализовать</text:p>
        </text:list-item>
        <text:list-item>
          <text:p text:style-name="P239"><text:soft-page-break/>Лица готовящие информацию (ЛГИ)</text:p>
        </text:list-item>
        <text:list-item>
          <text:p text:style-name="P203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203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7">Перечисленные классы — это пользователи, для которых АСОИУ является орудием труда, в том смысле, что они <text:span text:style-name="T52">используют</text:span> эту систему для получения информации, необходимой для осуществления действий в своей профессиональной <text:span text:style-name="T52">деятельности.</text:span> </text:p>
      <text:p text:style-name="P37"/>
      <text:p text:style-name="P37">АИС <text:s/>(Автоматизированная исполнительная система) нуждается в обслуживании</text:p>
      <text:p text:style-name="P37"/>
      <text:p text:style-name="P38">Других классов пользователей по большому счету не существует, все пользователи вписываются в <text:s/>существующие.</text:p>
      <text:p text:style-name="P38"/>
      <text:p text:style-name="P38"/>
      <text:p text:style-name="P38"/>
      <text:p text:style-name="P39">Понятие автоматизированная система обработки информации и управления — <text:span text:style-name="T51">это система управления,в контур обратной связи которой включена автоматизированная информационная система.</text:span></text:p>
      <text:p text:style-name="P39"/>
      <text:p text:style-name="P40">Рис 5 <text:span text:style-name="T53">(Графическая модель АСОИУ)</text:span></text:p>
      <text:p text:style-name="P40"/>
      <text:p text:style-name="P40"/>
      <text:p text:style-name="P42">Определение слова «Архитектура»</text:p>
      <text:p text:style-name="P41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4">Для древних греков, архитектура — конечный результат творчества. Исходя из этих соображений:</text:span></text:p>
      <text:p text:style-name="P41"/>
      <text:p text:style-name="P43"><text:span text:style-name="T3">Архитектура</text:span> — результат творческого процесса, характеризующийся полезностью и эстетичностью.</text:p>
      <text:p text:style-name="P43"/>
      <text:p text:style-name="P44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4"/>
      <text:p text:style-name="P45"><text:span text:style-name="T3">Архитектура объект</text:span><text:span text:style-name="T7">а</text:span> — <text:span text:style-name="T55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0"/>
      <text:p text:style-name="P47">Определение понятия Архитектура АСОИУ</text:p>
      <text:p text:style-name="P46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6"/>
      <text:p text:style-name="P48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8"/>
      <text:p text:style-name="P48"/>
      <text:p text:style-name="P48"/>
      <text:p text:style-name="P5"><text:soft-page-break/>Лекция 5</text:p>
      <text:p text:style-name="P49"/>
      <text:p text:style-name="P49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6">Среда жизнедеятельности пользователей. Среда жизнедеятельности людей.</text:span></text:p>
      <text:p text:style-name="P49"/>
      <text:p text:style-name="P49"/>
      <text:p text:style-name="P50">Сетевое общество это определение учитывает <text:span text:style-name="T57">чувственный</text:span> аспект, учитывает то, что пользователь не сторонний наблюдатель, а его <text:span text:style-name="T57">непосредственная</text:span> главная составляющая часть.</text:p>
      <text:p text:style-name="P53"/>
      <text:p text:style-name="P50"/>
      <text:p text:style-name="P51">Понятность — достижение конкретного смысла при минимуме знаний</text:p>
      <text:p text:style-name="P51"/>
      <text:p text:style-name="P51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1"/>
      <text:p text:style-name="P52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2"/>
      <text:p text:style-name="P52"/>
      <text:p text:style-name="P54">Любая автоматизированная система должна создаваться не для человека, а с человеком</text:p>
      <text:p text:style-name="P54"/>
      <text:p text:style-name="P55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5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5">Технологическая составляющая — часть системы, которая определяется многими факторами: историческими, культурными и прочими.</text:p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45"><text:soft-page-break/>Примеры АСОИУ</text:p>
      <text:list xml:id="list886771640602774281" text:style-name="L6">
        <text:list-item>
          <text:p text:style-name="P204">ГАС «Контур»</text:p>
        </text:list-item>
        <text:list-item>
          <text:p text:style-name="P204">ГАС «Выборы»</text:p>
        </text:list-item>
        <text:list-item>
          <text:p text:style-name="P204">ГАС «ГРН»</text:p>
        </text:list-item>
      </text:list>
      <text:p text:style-name="P57"/>
      <text:p text:style-name="P57"/>
      <text:p text:style-name="P6">Контур</text:p>
      <text:p text:style-name="P58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8"/>
      <text:p text:style-name="P59">Предпосылки:</text:p>
      <text:list xml:id="list5007893234918547347" text:style-name="L7">
        <text:list-item>
          <text:p text:style-name="P205">состояние холодной войны</text:p>
        </text:list-item>
        <text:list-item>
          <text:p text:style-name="P205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9"/>
      <text:p text:style-name="P60">Смысл любой системы состоит в ответе на вопрос, почему стало необходимым создать оперделенную систему.</text:p>
      <text:p text:style-name="P60"/>
      <text:p text:style-name="P60">Любая система создается для кого-то. «Контур» создвался для высших чинов управления страной в два возможных периода.</text:p>
      <text:p text:style-name="P60"/>
      <text:p text:style-name="P60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0"/>
      <text:p text:style-name="P60">Мы выделели два класса пользователей: ЛПР и ЛГР. </text:p>
      <text:p text:style-name="P60"/>
      <text:p text:style-name="P61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1"/>
      <text:p text:style-name="P7">Цели создания:</text:p>
      <text:list xml:id="list1045359804469718364" text:style-name="L8">
        <text:list-item>
          <text:p text:style-name="P206">Обеспечение живучести (способность системы выполнять свои функции при выходе из строя отдельных ее звеньев <text:span text:style-name="T58">в силу разрушительного действия внешней или окружающей среды</text:span>) системы</text:p>
        </text:list-item>
        <text:list-item>
          <text:p text:style-name="P207">Оборудовать пользователей системы автоматизированными рабочими местами <text:span text:style-name="T59">и обеспечить их взаимодействие в реальном масштабе времени</text:span></text:p>
        </text:list-item>
        <text:list-item>
          <text:p text:style-name="P208">Сформировать централизованную базу данных, <text:span text:style-name="T60">характеризующих текущее состояние народного хозяйства </text:span></text:p>
        </text:list-item>
      </text:list>
      <text:p text:style-name="P62"/>
      <text:p text:style-name="P8">Цели функционирования:</text:p>
      <text:list xml:id="list3519599858665182907" text:style-name="L9">
        <text:list-item>
          <text:p text:style-name="P209">Введение централизованной базы данных (накопление, хранение, обновление, поиск)</text:p>
        </text:list-item>
        <text:list-item>
          <text:p text:style-name="P210">Информационное обслуживание пользователей системы в реальном масштабе времени</text:p>
        </text:list-item>
        <text:list-item>
          <text:p text:style-name="P211">Оперативный контроль и управление народным хозяйством</text:p>
        </text:list-item>
      </text:list>
      <text:p text:style-name="P63"/>
      <text:p text:style-name="P63"/>
      <text:p text:style-name="P63"/>
      <text:p text:style-name="P63"/>
      <text:p text:style-name="P9">Лекция 6</text:p>
      <text:p text:style-name="P63"/>
      <text:p text:style-name="P64">Т — табло отображения информации коллективного пользования.</text:p>
      <text:p text:style-name="P64"><text:soft-page-break/>Ахр — автоматизированное хранилище</text:p>
      <text:p text:style-name="P64">КС — каналы связи</text:p>
      <text:p text:style-name="P64">К — камутатор</text:p>
      <text:p text:style-name="P64">АЕРМЛПР — автоматизированное рабочее место лица, принимающего решение</text:p>
      <text:p text:style-name="P64">АРМЛГР — автоматизированные рабочие места лиц, готовящих решение</text:p>
      <text:p text:style-name="P64">УО — управляющий <text:span text:style-name="T61">орган</text:span> (объект)</text:p>
      <text:p text:style-name="P65">АРМЛИР — автоматизированное рабочее место лица, исполняющего решение</text:p>
      <text:p text:style-name="P66">АРМЛГИ — автоматизированное рабочее место лица, готовящего информацию</text:p>
      <text:p text:style-name="P67">СЖО — система жизнеобеспечения</text:p>
      <text:p text:style-name="P68">АСТ — административно-служебный персонал</text:p>
      <text:p text:style-name="P68"/>
      <text:p text:style-name="P81">ОУ — объекты управления — промышленные предприятия, местные органы власти, категорированные (закрытые) города</text:p>
      <text:p text:style-name="P69">Хв — входной вектор верхнего звена</text:p>
      <text:p text:style-name="P69">Хн — нижнего звена</text:p>
      <text:p text:style-name="P69">тонкая двунаправленная стрелка — электрическая связь</text:p>
      <text:p text:style-name="P69">двойная стрелочка — транспортная связь</text:p>
      <text:p text:style-name="P69"/>
      <text:p text:style-name="P70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0"/>
      <text:p text:style-name="P70"/>
      <text:p text:style-name="P71"><text:span text:style-name="T62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2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2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2">Оперативное управление функционированием системы осуществлялось с контрольно-командного пункта (ККП) <text:span text:style-name="T64">оперативно-диспетчерским</text:span> персоналом на основе информации отображаемом на табло коллективного пользования (Т) <text:span text:style-name="T63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3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3"/>
      <text:p text:style-name="P74"><text:soft-page-break/>Звенья системы размещались в специальных сооружениях, обеспечивающих живучесть системы. </text:p>
      <text:p text:style-name="P74"/>
      <text:p text:style-name="P74"/>
      <text:p text:style-name="P75"/>
      <text:p text:style-name="P77">Звено — это конструктивная и/или функциональная завершенная часть системы.</text:p>
      <text:p text:style-name="P78"><text:span text:style-name="T65">Нижние з</text:span>венья системы — объекты управления. Количество звеньев в серднем 350.</text:p>
      <text:p text:style-name="P79">Верхнее звено системы — управляющий орган. Одно звено.</text:p>
      <text:p text:style-name="P79">Центральное звено — главный вычислительный центр. Предполагалось 3 (фактически было исполнено 2)</text:p>
      <text:p text:style-name="P79">Система связи — в отличие от предыдущих звеньев, не сосредоточена (распределено в пространстве) </text:p>
      <text:p text:style-name="P79"/>
      <text:p text:style-name="P76">Информационные потоки системы.</text:p>
      <text:p text:style-name="P77">Х<text:span text:style-name="T66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0">Интенсивность — в среднем 10 сообщений в (то ли секунду, то ли сутки)</text:p>
      <text:p text:style-name="P80"/>
      <text:p text:style-name="P80">Хв — входной вектор <text:span text:style-name="T67">верхнего звена</text:span>— указания, запросы <text:span text:style-name="T68">на поиск информации в базе данных системы</text:span>, задания на решение задач. <text:span text:style-name="T69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0"/>
      <text:p text:style-name="P80"/>
      <text:p text:style-name="P83">Yн — выходной вектор на нижних звеньях — указание <text:span text:style-name="T70">поступающее с верхнего звена, управляющего органа</text:span>, квитанции, технологические распоряжения ТРП и ТРН. <text:span text:style-name="T70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89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3"/>
      <text:p text:style-name="P83"/>
      <text:p text:style-name="P84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0"/>
      <text:p text:style-name="P40"/>
      <text:p text:style-name="P84">Xотп — директива</text:p>
      <text:p text:style-name="P84">Yотп — справка, выдоваемая <text:span text:style-name="T72">на рабочее место</text:span>, выводимая на табло</text:p>
      <text:p text:style-name="P84"/>
      <text:p text:style-name="P85">Директива — управляющее воздействие, передписывающее персоналу осуществить переход из текущего состояния в требуемое. <text:span text:style-name="T71">Объем директивы — 100 байт. Усредненная </text:span><text:soft-page-break/><text:span text:style-name="T71">интенсивность — 50 директив в смену. Такая же интенсивность и в отношении справок. Размер справки — 2800 байт</text:span></text:p>
      <text:p text:style-name="P85"/>
      <text:p text:style-name="P85"/>
      <text:p text:style-name="P85"/>
      <text:p text:style-name="P10">Задачи, решаемые системой</text:p>
      <text:p text:style-name="P86">Система предназначена для решения двух типов задач: пользовательских (функциональных) <text:s/>и технологических</text:p>
      <text:p text:style-name="P86">Функциональные задачи — результаты которых предназначены для удовлетворения <text:span text:style-name="T73">информационной</text:span> потребности пользователей верхнего хвена системы.</text:p>
      <text:p text:style-name="P86"/>
      <text:p text:style-name="P87">Технологические задачи — задачи, результаты, которых предназначены для <text:span text:style-name="T73">удовлетворения</text:span> <text:span text:style-name="T73">информационной</text:span> потребности оперативно-диспетчерского персонала.</text:p>
      <text:p text:style-name="P87"/>
      <text:p text:style-name="P88">Функциональные задачи</text:p>
      <text:list xml:id="list7112569773238133283" text:style-name="L10">
        <text:list-item>
          <text:p text:style-name="P212">Контроль состояния объектов управления — задача, решаемая с помощью переодических донесений</text:p>
        </text:list-item>
        <text:list-item>
          <text:p text:style-name="P212">Управление объектами нижних ззвеньев — задача, решаемая, с помощью указания</text:p>
        </text:list-item>
        <text:list-item>
          <text:p text:style-name="P212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12">Оперативное информирование об черезвычайных ситуациях — ДНЗ</text:p>
        </text:list-item>
        <text:list-item>
          <text:p text:style-name="P212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88"/>
      <text:p text:style-name="P90">Технологические задачи </text:p>
      <text:list xml:id="list2552402426316268246" text:style-name="L11">
        <text:list-item>
          <text:p text:style-name="P213">Контроль функционирования системы — решалась с помощью СПП</text:p>
        </text:list-item>
        <text:list-item>
          <text:p text:style-name="P213">Управление функционированием системы — ДИР</text:p>
        </text:list-item>
        <text:list-item>
          <text:p text:style-name="P240"><text:span text:style-name="T10">Ремонт и восстановление </text:span><text:span text:style-name="T25">программно-технических</text:span><text:span text:style-name="T10"> средств — СЖО</text:span></text:p>
        </text:list-item>
      </text:list>
      <text:p text:style-name="P90"/>
      <text:p text:style-name="P90"/>
      <text:p text:style-name="P11">Техническое обеспечение системы</text:p>
      <text:p text:style-name="P146"><text:span text:style-name="T10">Вычислительная способность была реализована на больших ЭВМ единой серии ЕС ЭВМ</text:span><text:span text:style-name="T19"> (ЕС — 1010, ЕС — 1030, </text:span><text:span text:style-name="T20">ЕС — 1050)</text:span></text:p>
      <text:p text:style-name="P91"/>
      <text:p text:style-name="P147"><text:span text:style-name="T10">Управляющие органы были реализованы на базе </text:span><text:span text:style-name="T21">абонентские пункты </text:span><text:span text:style-name="T10">АП — 2 </text:span><text:span text:style-name="T21">(электромеханические устройства, способные только вводить или выводить информацию, без обработки)</text:span><text:span text:style-name="T10">, АП — </text:span><text:span text:style-name="T21">(на основе микропроцессорной техники, более совершенные устройства, обладающие возможностью </text:span><text:span text:style-name="T10">,</text:span><text:span text:style-name="T21">проводить некоторые простейшие операции)</text:span><text:span text:style-name="T10"> АП — 60</text:span></text:p>
      <text:p text:style-name="P92"/>
      <text:p text:style-name="P93">Каналы связи — телефонные и телеграфные линии</text:p>
      <text:p text:style-name="P93"/>
      <text:p text:style-name="P12">Программное обеспечение системы</text:p>
      <text:p text:style-name="P94">Программное обеспечение: общее программное обеспечение и специальное програмное обеспечение</text:p>
      <text:p text:style-name="P94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4"/>
      <text:p text:style-name="P148"><text:span text:style-name="T10">Операционная система синхронизирует работу технических средств и протекающих или реализуемых в них процессов — основное </text:span><text:span text:style-name="T22">предназначение</text:span><text:span text:style-name="T10"> операционной системы.</text:span></text:p>
      <text:p text:style-name="P95"><text:soft-page-break/>Операционная система является <text:span text:style-name="T73">интеллектуальной</text:span> составляющей любой эвм.</text:p>
      <text:p text:style-name="P95"/>
      <text:p text:style-name="P95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5"/>
      <text:p text:style-name="P96">Система управления вычислительным процессом — основная функция — контроль процессов обработки информации в системе.</text:p>
      <text:p text:style-name="P96"/>
      <text:p text:style-name="P97">Система управления базами данных (СУБД) — накопление информации в системе, ее хранение, обновление поиск и обработка.</text:p>
      <text:p text:style-name="P97"/>
      <text:p text:style-name="P149"><text:span text:style-name="T10">В системе контур использовалась операционная система 6.0, КИКС и ДИСОД — адаптированный вариант </text:span><text:span text:style-name="T25">американского</text:span><text:span text:style-name="T10"> Adanas.</text:span></text:p>
      <text:p text:style-name="P98"/>
      <text:p text:style-name="P98">На каждой вычислительной системе стояло своя операционная система. КИКС на вс1 и вс3. ДИСОД — на вс2.</text:p>
      <text:p text:style-name="P98"/>
      <text:p text:style-name="P98"/>
      <text:p text:style-name="P98"/>
      <text:p text:style-name="P150"><text:span text:style-name="T10">Специальное </text:span><text:span text:style-name="T25">программное</text:span><text:span text:style-name="T10"> обеспечение — </text:span><text:span text:style-name="T25">программное</text:span><text:span text:style-name="T10"> обеспечение, которое разрабатывается специально под систему и не подлежит </text:span><text:span text:style-name="T25">разглашению</text:span></text:p>
      <text:p text:style-name="P150"><text:span text:style-name="T10"><text:s/>Состоит из програ</text:span><text:span text:style-name="T25">м</text:span><text:span text:style-name="T10">много средств</text:span><text:span text:style-name="T23">а</text:span><text:span text:style-name="T10"> защиты и програм</text:span><text:span text:style-name="T23">м</text:span><text:span text:style-name="T10">ное средств</text:span><text:span text:style-name="T24">а</text:span><text:span text:style-name="T10"> решения задач пользователя.</text:span></text:p>
      <text:p text:style-name="P99"/>
      <text:p text:style-name="P100">Необходимой составляющей любой системы является информационное обеспечение. </text:p>
      <text:list xml:id="list6966044093138812741" text:style-name="L12">
        <text:list-header>
          <text:p text:style-name="P214">Составляющими информационной составляющей системы являлись</text:p>
        </text:list-header>
        <text:list-item>
          <text:p text:style-name="P214">оперативная информация, формируемая на основе входных и выходных информационных сообщений</text:p>
        </text:list-item>
        <text:list-item>
          <text:p text:style-name="P214"><text:span text:style-name="T73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15">Программное <text:span text:style-name="T73">обеспечение</text:span> как информационные данные</text:p>
        </text:list-item>
      </text:list>
      <text:p text:style-name="P101"/>
      <text:p text:style-name="P101"/>
      <text:p text:style-name="P13">Лекция 7</text:p>
      <text:p text:style-name="P102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2"/>
      <text:p text:style-name="P103">Рассмотрим две организационные структуры (орг-структуры): асп и одп. </text:p>
      <text:p text:style-name="P103"/>
      <text:p text:style-name="P103"><text:span text:style-name="T74">Организация — объединение людей действующих по единым правилам</text:span> <text:span text:style-name="T74">для достижения общей цели или целей. </text:span></text:p>
      <text:p text:style-name="P103"/>
      <text:p text:style-name="P104">Оперативно-диспетчерский персонал осуществлял управление системой, осуществлял переход из текущего состояния в требуемое.</text:p>
      <text:p text:style-name="P104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4"/>
      <text:p text:style-name="P104">Структура — упорядоченное множество элементов и их логических связей <text:span text:style-name="T75">(или отношений). </text:span></text:p>
      <text:p text:style-name="P105"><text:soft-page-break/>Структурная схема — упорядоченное множество конструктивных элементов и их ф<text:span text:style-name="T77">и</text:span>зическ<text:span text:style-name="T76">их</text:span> связ<text:span text:style-name="T76">ей</text:span></text:p>
      <text:p text:style-name="P105"/>
      <text:p text:style-name="P106">Функциональная схема — упорядоченное множество функция и их логических связей.</text:p>
      <text:p text:style-name="P106"/>
      <text:p text:style-name="P107">Структура — упорядоченное множество элементов и их отношений.</text:p>
      <text:p text:style-name="P108">Отношение в структуре базируется на основе властных взаимоотношений.</text:p>
      <text:p text:style-name="P108"/>
      <text:p text:style-name="P109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09"/>
      <text:p text:style-name="P110">КДПУ — контрольно диспетчерский пункт управления</text:p>
      <text:p text:style-name="P110"/>
      <text:p text:style-name="P111">Каждой ячейке структуры соответствуют права и обязанности. Фактически контингент <text:span text:style-name="T78">специалистов</text:span> представленных в схеме и есть кадровое обеспечение.</text:p>
      <text:p text:style-name="P111"/>
      <text:p text:style-name="P111"/>
      <text:p text:style-name="P112">Свойства системной структуры.</text:p>
      <text:list xml:id="list5292318463382371068" text:style-name="L13">
        <text:list-item>
          <text:p text:style-name="P216">Уникальность системы (система не имела аналогов)</text:p>
        </text:list-item>
        <text:list-item>
          <text:p text:style-name="P217">Масштабность (система покрывала не менее 80% СССР)</text:p>
        </text:list-item>
        <text:list-item>
          <text:p text:style-name="P218">Капиталоемкость исчисляемая сотнями миллионов рублей</text:p>
        </text:list-item>
        <text:list-item>
          <text:p text:style-name="P218">численность персонала около тысячи человек</text:p>
        </text:list-item>
        <text:list-item>
          <text:p text:style-name="P218">Программное обеспечение уникальное и универсальное (несколько миллионов команд)</text:p>
        </text:list-item>
        <text:list-item>
          <text:p text:style-name="P218">Коллектив головной организации разработчиков порядка 7 тыс человек</text:p>
        </text:list-item>
        <text:list-item>
          <text:p text:style-name="P218">В разработке системы участвовало более 10 организаций включая Академию наук СССР, три академии союзных республик <text:span text:style-name="T79">(украинская, эстонская, армянская, белорусская) научно-исследовательские, монтажные...</text:span></text:p>
        </text:list-item>
        <text:list-item>
          <text:p text:style-name="P219">Состав специалистов — системо-техники, <text:span text:style-name="T80">аналитики, программисты (системные, прикладные), специалисты по информации, инженеры.</text:span></text:p>
        </text:list-item>
        <text:list-item>
          <text:p text:style-name="P220">В число разработчиков входило около 15 докторов наук, более 100 кандидатов наук</text:p>
        </text:list-item>
        <text:list-item>
          <text:p text:style-name="P220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3"/>
      <text:p text:style-name="P114"/>
      <text:p text:style-name="P14">Лекция 12</text:p>
      <text:p text:style-name="P115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6">Опыт полученный при создании гас «Контур» разрабатывали и гас «Выборы». В основном в разработке участвовали те же специалисты.</text:p>
      <text:p text:style-name="P116">Технические средства используемые в системе</text:p>
      <text:p text:style-name="P116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6">В гас «Выборы» использована «Enthernet» - это кабель к которому полдключаются специальные устройства.</text:p>
      <text:p text:style-name="P116"/>
      <text:p text:style-name="P117">….</text:p>
      <text:p text:style-name="P117"/>
      <text:p text:style-name="P117"/>
      <text:list xml:id="list1735192739915376606" text:style-name="L14">
        <text:list-header>
          <text:p text:style-name="P221"><text:soft-page-break/>Условные обозначения на схеме: </text:p>
        </text:list-header>
        <text:list-item>
          <text:p text:style-name="P221">з — заглушка</text:p>
        </text:list-item>
        <text:list-item>
          <text:p text:style-name="P221">п — повторитель</text:p>
        </text:list-item>
        <text:list-item>
          <text:p text:style-name="P221">р — разветвитель</text:p>
        </text:list-item>
        <text:list-item>
          <text:p text:style-name="P221">ск — сетевая карта</text:p>
        </text:list-item>
        <text:list-item>
          <text:p text:style-name="P221">рс — рабочая станция</text:p>
        </text:list-item>
        <text:list-item>
          <text:p text:style-name="P221">Пр — принтер</text:p>
        </text:list-item>
        <text:list-item>
          <text:p text:style-name="P221">Ск — сканер</text:p>
        </text:list-item>
        <text:list-item>
          <text:p text:style-name="P221">В — видеопроектор</text:p>
        </text:list-item>
        <text:list-item>
          <text:p text:style-name="P222">Э — экран</text:p>
        </text:list-item>
        <text:list-item>
          <text:p text:style-name="P222">АРМ — автоматизированное рабочее место (их много, порядка нескольких десятков)</text:p>
        </text:list-item>
      </text:list>
      <text:p text:style-name="P117"/>
      <text:p text:style-name="P121">Сервера:</text:p>
      <text:list xml:id="list4543058544415084033" text:style-name="L15">
        <text:list-item>
          <text:p text:style-name="P223">ФС1 — файловый сервер</text:p>
        </text:list-item>
        <text:list-item>
          <text:p text:style-name="P223">ФБД — сервер базы данных</text:p>
        </text:list-item>
        <text:list-item>
          <text:p text:style-name="P223">Спр — сервер приложений</text:p>
        </text:list-item>
        <text:list-item>
          <text:p text:style-name="P223">СОИК - Сервер отображения информации коллективного пользования</text:p>
        </text:list-item>
        <text:list-item>
          <text:p text:style-name="P223">схд — сервер хранилища данных</text:p>
        </text:list-item>
        <text:list-item>
          <text:p text:style-name="P223"><text:s/>сэп — сервер электронной почты</text:p>
        </text:list-item>
        <text:list-item>
          <text:p text:style-name="P223">wс - web-сервер </text:p>
        </text:list-item>
        <text:list-item>
          <text:p text:style-name="P223">ск - сервер криптозащиты</text:p>
        </text:list-item>
        <text:list-item>
          <text:p text:style-name="P223">са - сервер аутентификации</text:p>
        </text:list-item>
        <text:list-item>
          <text:p text:style-name="P223">скэп - сервер ключей электронной <text:span text:style-name="T85">подписи</text:span></text:p>
        </text:list-item>
        <text:list-item>
          <text:p text:style-name="P223">сби - сервер безопасности информации</text:p>
        </text:list-item>
        <text:list-item>
          <text:p text:style-name="P223">СКм - сервер коммуникации <text:span text:style-name="T82">\</text:span></text:p>
        </text:list-item>
        <text:list-item>
          <text:p text:style-name="P224">Сгп — сервер графопостроитель</text:p>
        </text:list-item>
        <text:list-item>
          <text:p text:style-name="P224">Сп - сервер печати</text:p>
        </text:list-item>
        <text:list-item>
          <text:p text:style-name="P224">Сцп - сервер цветной печати</text:p>
        </text:list-item>
      </text:list>
      <text:p text:style-name="P117"/>
      <text:p text:style-name="P118">Данная топология называется топология «Шина»</text:p>
      <text:p text:style-name="P118">Повторители необходимы для усиления передаваемого машине сигнала. <text:span text:style-name="T81">Повторители позволяют обеспечить длину шины в несоклько километров. </text:span></text:p>
      <text:p text:style-name="P119">Разветвители предназначеныы для подключения оборудования.</text:p>
      <text:p text:style-name="P119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19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19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19">Эти различия различают рабочи<text:span text:style-name="T82">й</text:span> станции и серверы.</text:p>
      <text:p text:style-name="P119"/>
      <text:p text:style-name="P120"><text:soft-page-break/>Называется так потому что исключая из этой топологии ненужные элементы, можно получить топологию искомой системы.</text:p>
      <text:p text:style-name="P120"/>
      <text:list xml:id="list782116082800796705" text:style-name="L16">
        <text:list-item>
          <text:p text:style-name="P225"><text:span text:style-name="T83">КСА - </text:span>Комплекс средств автоматизации </text:p>
        </text:list-item>
        <text:list-item>
          <text:p text:style-name="P225">ЦИК — центральная избирательная комиссия</text:p>
        </text:list-item>
        <text:list-item>
          <text:p text:style-name="P226">автоматизированное рабочее место подготовки информации для интернет пользователей</text:p>
        </text:list-item>
        <text:list-item>
          <text:p text:style-name="P227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27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27">МВОС — Московская волоконно-оптическая связь</text:p>
        </text:list-item>
        <text:list-item>
          <text:p text:style-name="P228">Модем — обеспечивает связь в сеть связи общего пользования.</text:p>
        </text:list-item>
        <text:list-item>
          <text:p text:style-name="P229">Автоматизированные рабочие места операторов связи </text:p>
        </text:list-item>
      </text:list>
      <text:p text:style-name="P123"/>
      <text:p text:style-name="P123"/>
      <text:p text:style-name="P123"/>
      <text:p text:style-name="P123"/>
      <text:p text:style-name="P16">Лекция 13</text:p>
      <text:p text:style-name="P123">Сегодня в ГАС «Выюоры» используется 6 вычислительных машинно</text:p>
      <text:p text:style-name="P123"><text:s/></text:p>
      <text:p text:style-name="P123">посредством коммутатора км7 лвс образуют интегрированную локальную вычислительную сеть</text:p>
      <text:p text:style-name="P123"/>
      <text:p text:style-name="P123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3"/>
      <text:p text:style-name="P123">Вторая вычислительная сеть — для сотрудников цик</text:p>
      <text:p text:style-name="P123"/>
      <text:p text:style-name="P123">Все остальные расположенны на территорях федерального центра </text:p>
      <text:p text:style-name="P123"/>
      <text:p text:style-name="P123">3 ЛВС — для персонала</text:p>
      <text:p text:style-name="P123">4ЛВС — реализует центральную базу данных сиистемы гас Выборы. Отдельные ее фрагменты принадлежат другим звеньям системы. </text:p>
      <text:p text:style-name="P123"/>
      <text:p text:style-name="P124">Независимый массив жестких дисков — НМЖД — выполняет две функции: повышает скорость записи и считывания информации и обеспечивает <text:span text:style-name="T84">требуемую</text:span> высокую надежность базы данных. </text:p>
      <text:p text:style-name="P124"/>
      <text:p text:style-name="P123"/>
      <text:p text:style-name="P125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5"/>
      <text:p text:style-name="P125"/>
      <text:p text:style-name="P125"/>
      <text:p text:style-name="P126">Структурная схема КСА(КГС)</text:p>
      <text:p text:style-name="P126"><text:span text:style-name="T86">КТС избирательной комиссии субъекта Российской Федерации</text:span> </text:p>
      <text:p text:style-name="P127">КМ — ко<text:span text:style-name="T87">м</text:span>мутатор</text:p>
      <text:p text:style-name="P127">РС — рабочая станция</text:p>
      <text:p text:style-name="P127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28"><text:soft-page-break/>СБД — сервер базы данных </text:p>
      <text:p text:style-name="P128">Спр — сервер приложений</text:p>
      <text:p text:style-name="P128">Wс — веб сервер</text:p>
      <text:p text:style-name="P128">СА — сервер аутентификации</text:p>
      <text:p text:style-name="P128">Скл — сервер ключей электронной подписи</text:p>
      <text:p text:style-name="P129">ФС — файл сервер</text:p>
      <text:p text:style-name="P129">КТС защиты — комплекс технических средств защиты</text:p>
      <text:p text:style-name="P129">СП — сервер печати</text:p>
      <text:p text:style-name="P129">РС — рабочая станция</text:p>
      <text:p text:style-name="P129">В — видеопроектор</text:p>
      <text:p text:style-name="P129">Э — экран</text:p>
      <text:p text:style-name="P129">ВМ — видео магнитофон</text:p>
      <text:p text:style-name="P129">Микрофон — аппаратура аудио-видео конференц связи</text:p>
      <text:p text:style-name="P130">КТС подготовки графической информации, отображения информации коллективного пользования и аудио-видео конференц связи</text:p>
      <text:p text:style-name="P131">Сэп — сервер электорнной почты</text:p>
      <text:p text:style-name="P131">Телефонная сеть общего пользования — ТФОП</text:p>
      <text:p text:style-name="P131">Скм — коммуникационный сервер</text:p>
      <text:p text:style-name="P131">МР — маршрутизатор</text:p>
      <text:p text:style-name="P132">ЛС — линии с региональным узлом комутации</text:p>
      <text:p text:style-name="P132">РЕЗ ЛС — резервная линия связи с региональным узлом комутации</text:p>
      <text:p text:style-name="P133">КТССПД — комплекс техничексих средств связи и передачи данных</text:p>
      <text:p text:style-name="P133"/>
      <text:p text:style-name="P133"/>
      <text:p text:style-name="P133"/>
      <text:p text:style-name="P134">Структурная схема комплекса средств автоматизации <text:span text:style-name="T89">подсистемы связи </text:span>передачи данных <text:span text:style-name="T89">ГАС Выборы</text:span></text:p>
      <text:p text:style-name="P135">КСА — комплекс средств автоматихации </text:p>
      <text:p text:style-name="P135">ФЦС — федеральный центр связи</text:p>
      <text:p text:style-name="P135">Центтр космической связи снабженный антеной — ЦКС</text:p>
      <text:p text:style-name="P135">ССОП — система связи общего пользования </text:p>
      <text:p text:style-name="P136">КСА ТУК — комплекс средств автоматизации территориального узла комутации</text:p>
      <text:p text:style-name="P136">УКС — узел космической связи снабженный антенной</text:p>
      <text:p text:style-name="P137">странные стрелочки — радиоволны</text:p>
      <text:p text:style-name="P137"><text:span text:style-name="T88">эллипсы</text:span> — системы связи общего пользования</text:p>
      <text:p text:style-name="P137"><text:s/><text:span text:style-name="T88">ИКСРФ — избирательная коммиссия субъекта российской федерации</text:span></text:p>
      <text:p text:style-name="P138">ТИК — территориальная избирательная комиссия</text:p>
      <text:p text:style-name="P138">УД — узел доступа</text:p>
      <text:p text:style-name="P138">УИК — участковые избирательные комиссии</text:p>
      <text:p text:style-name="P138">КОИБ — комплекс обработки избирательных биллютеней</text:p>
      <text:p text:style-name="P138">КЭГ — комплекс электорного голосования</text:p>
      <text:p text:style-name="P138">ТИ — традиционные избирательные у<text:span text:style-name="T90">рна</text:span></text:p>
      <text:p text:style-name="P136"/>
      <text:p text:style-name="P136"/>
      <text:p text:style-name="P139">Недостатки:</text:p>
      <text:p text:style-name="P139">при передачи биллютени к ней имеет доступ человек</text:p>
      <text:p text:style-name="P139">и нестандартные виды биллютеней</text:p>
      <text:p text:style-name="P139"/>
      <text:p text:style-name="P139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139"/>
      <text:p text:style-name="P140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1">Этп проблема решается путем рассосредоточения базы данных. Разработка распределенной базы данных включает три шага:</text:span></text:p>
      <text:p text:style-name="P141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141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141">Сущность — абстрактный сосуд, куда можно складывать объекты. </text:p>
      <text:p text:style-name="P142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151"><text:s/>В дальнейшем при использовании подготовленной базы данных необходимо </text:p>
      <text:list xml:id="list5803784468508893043" text:style-name="L17">
        <text:list-item>
          <text:p text:style-name="P241">ее своевременно пополнять,</text:p>
        </text:list-item>
        <text:list-item>
          <text:p text:style-name="P241"><text:s/>обеспечивать сохранность базы данных (обеспечение безопасности базы) </text:p>
        </text:list-item>
        <text:list-item>
          <text:p text:style-name="P241">Поиск информации и своевременное представление ее пользователям</text:p>
        </text:list-item>
      </text:list>
      <text:p text:style-name="P151">Названные проблемы и задачи успешно решены в гас Контур. </text:p>
      <text:p text:style-name="P151"/>
      <text:p text:style-name="P243">Програмное обеспечение гас Выборы</text:p>
      <text:p text:style-name="P243"/>
      <text:p text:style-name="P243"/>
      <text:p text:style-name="P244">Техническое обеспечение гас Выборы</text:p>
      <text:p text:style-name="P245">Техническим обеспечением являются телефонные какналы связи общего пользования, Московская оптоволоконная сеть, оптоволоконные магистральные какналы связи территориальных узлов коммутации, рабочие станции, серверы.</text:p>
      <text:p text:style-name="P246">Серверы используют процессоры pentium3, многоядерные, в зависимости от звена используется от 1 до 8 ядер. Объем оперативной памяти от 2 до 30 гигабайт. <text:span text:style-name="T92">Внешняя память на жестких магнитных дисках. Количество дисков — до 12. </text:span></text:p>
      <text:p text:style-name="P247">Рабочие станции на процессорах pentium4, однопроцессорные, одноядерные, оперативная память до 10 гигабайт, внешняя память на жестких магнитных дисках. </text:p>
      <text:p text:style-name="P247">Серверы имеют бесперебойное питание, развитый мониторинг для контроля за состоянием програмно-технической среды с автоматической очисткой памяти.</text:p>
      <text:p text:style-name="P247"/>
      <text:p text:style-name="P249">Программное обеспечение</text:p>
      <text:p text:style-name="P248">Состоит из общего и специального ПО. </text:p>
      <text:p text:style-name="P248">Общее — сетевая организационная система, програмные средства сетевого управления, програмные средства отображения информации коллективного пользования, програмные средства разработки приложений, програмные средства пользователлей, электронная почта, <text:soft-page-break/>сервер хранилища данных, коммуникационный сервер, <text:span text:style-name="T93">сервер базы данных, сервер приложений. </text:span></text:p>
      <text:p text:style-name="P248"/>
      <text:p text:style-name="P248">Специальное програмное обеспечение — програмные средства защиты, програмные средства решения задач пользователей.</text:p>
      <text:p text:style-name="P248"/>
      <text:p text:style-name="P250">ПО защиты можно приобрести на рынке, но они могут настраиваться на конкретное применение обеспечивая приемлемую защиту информации и системы в общем.</text:p>
      <text:p text:style-name="P250"/>
      <text:p text:style-name="P252">Информационное обеспечение системы</text:p>
      <text:p text:style-name="P251">Справочный фонд, информационный фонд, технологический фонд. </text:p>
      <text:p text:style-name="P251">Справочный фонд — общесистемные справочники и общероссийский классификатор</text:p>
      <text:p text:style-name="P230">Технологический фонд — орг. Документы, технологическая схема базы данных, <text:span text:style-name="T94">параметры настройки системы (режимы проведения избирательных процессов и референдумов, котороые охватывают все три уровня, режимы связанные с проведением региональных или местных выборов, режим одновременного проведения избирательных процессов на всех трех уровнях и отдельно но параллельно на региональном или местном уровне, работа системы в периоды отстутствия избирательных процессов или референдумов (техника предоставляется пользователям на местах)). </text:span></text:p>
      <text:p text:style-name="P231">Информационный фонд — списки избирателей, оперативная информация (содержащая результаты голосования, информацию, подготовленную по запросам пользователей).</text:p>
      <text:p text:style-name="P231"/>
      <text:p text:style-name="P232">Система была использована во второй половине 90х годов, основные решения сохранены и в системе сегодняшнего дня. Изменения каснулись функциональной части, числа и качества решаемых задач. Цели сформулированные в самом начале польностью достигнуты. Изначально система вызывала жесткую критику, однако ситуация изменилась.</text:p>
      <text:p text:style-name="P232"/>
      <text:p text:style-name="P232"/>
      <text:p text:style-name="P232"/>
      <text:p text:style-name="P233">ГАС Государственный регистр населения</text:p>
      <text:p text:style-name="P234">ГАС ГРН — система будущего. Само название систтемы свидетельствует о том, что система должна обрабоатывать информацию касающуюся населения страны и отдельных ее граждан. Известно что разработана и успешно функционирует ряд ведомственных АСУ, принадлежащих федеральной налоговой службе, <text:s/>оборонной службе и тд… ведомственная автоматизированная система мчс, федеральная система миграционной службы, сисстема принажлежащая цик. Общим для низ является то, что все оин собирают базы данных, в которых фигурирует информация, касающаяся тех или иных аспектов населения страны. Очевидно, почему бы на основе ведомственных баз данных не сформировать интегрированную бд гас грн, мета системы, более масштабнойй и сложной по сравнению с ведомственными системами. Эта идея начала обсуждаться в рамках программы «Электронная Россия» (2002 — 2010). Эти обсуждения не завершились по сей день, однако отдельные части, не взаимодействующие между собой уже созданы, функционируют и развиваются. Целостная система еще не создана. </text:p>
      <text:p text:style-name="P234"/>
      <text:p text:style-name="P234">Суть этой системы в общем виде — предполагается, каждому гражданину страны присвоить индивидуальный персональный идентификатор, который бы сопровождал человека от момента его роддения до конца жизни. Очерчивая его жизненную траекторию. Это справедливо и по отношению к любому другому гражданину, прибывшему в страну на временной или постоянной основе. Структура этого идентификатора, а также его правомерность с позиции этики, гуманности и свободы личности являлась и до сих пор является предметом научных и публичных дискуссий. Первоначально, против присвоения <text:soft-page-break/>человеку персонального идентификатора выступала русская православная церковь, однако последнее время она смягчила свою позицию.</text:p>
      <text:p text:style-name="P234"/>
      <text:p text:style-name="P234">Объективные основания для создания такой системы: террористические акты.</text:p>
      <text:p text:style-name="P232"/>
      <text:p text:style-name="P122"/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5-17T17:05:46.671286770</dc:date>
    <meta:editing-duration>PT13H55M49S</meta:editing-duration>
    <meta:editing-cycles>305</meta:editing-cycles>
    <meta:document-statistic meta:table-count="0" meta:image-count="0" meta:object-count="0" meta:page-count="19" meta:paragraph-count="380" meta:word-count="4988" meta:character-count="41450" meta:non-whitespace-character-count="36643"/>
  </office:meta>
</office:document-meta>
</file>